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2"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2a835" style:font-size-asian="10.5pt" style:font-weight-asian="normal" style:font-size-complex="12pt" style:font-weight-complex="normal"/>
    </style:style>
    <style:style style:name="P3"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4"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5"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6"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7"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9"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0"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1"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2"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13"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2a835" style:font-size-asian="10.5pt" style:font-weight-asian="normal" style:font-size-complex="12pt" style:font-weight-complex="normal"/>
    </style:style>
    <style:style style:name="P14"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15"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16"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5fd6f" style:font-size-asian="10.5pt" style:font-weight-asian="normal" style:font-size-complex="12pt" style:font-weight-complex="normal"/>
    </style:style>
    <style:style style:name="P17"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18" style:family="paragraph" style:parent-style-name="Standard" style:list-style-name="L1">
      <style:paragraph-properties fo:margin-top="0in" fo:margin-bottom="0.1in" loext:contextual-spacing="false" fo:text-align="start" style:justify-single-word="false"/>
      <style:text-properties fo:font-size="12pt" fo:font-weight="normal" officeooo:rsid="0027b20a" officeooo:paragraph-rsid="0027b20a" style:font-size-asian="10.5pt" style:font-weight-asian="normal" style:font-size-complex="12pt" style:font-weight-complex="normal"/>
    </style:style>
    <style:style style:name="P19" style:family="paragraph" style:parent-style-name="Standard" style:list-style-name="L1">
      <style:paragraph-properties fo:margin-top="0in" fo:margin-bottom="0.1in" loext:contextual-spacing="false" fo:text-align="start" style:justify-single-word="false"/>
      <style:text-properties fo:font-size="12pt" fo:font-weight="normal" officeooo:rsid="0027b20a" officeooo:paragraph-rsid="002914fa" style:font-size-asian="10.5pt" style:font-weight-asian="normal" style:font-size-complex="12pt" style:font-weight-complex="normal"/>
    </style:style>
    <style:style style:name="P20"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98fd9" style:font-size-asian="10.5pt" style:font-weight-asian="normal" style:font-size-complex="12pt" style:font-weight-complex="normal"/>
    </style:style>
    <style:style style:name="P21"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2in" fo:margin-bottom="0.1in" loext:contextual-spacing="false" fo:text-align="start" style:justify-single-word="false"/>
      <style:text-properties fo:font-size="12pt" fo:font-weight="normal" officeooo:rsid="0027b20a" officeooo:paragraph-rsid="0027b20a" style:font-size-asian="10.5pt" style:font-weight-asian="normal" style:font-size-complex="12pt" style:font-weight-complex="normal"/>
    </style:style>
    <style:style style:name="P26"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7b20a" style:font-size-asian="10.5pt" style:font-weight-asian="normal" style:font-size-complex="12pt" style:font-weight-complex="normal"/>
    </style:style>
    <style:style style:name="P27"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28" style:family="paragraph" style:parent-style-name="Standard">
      <style:paragraph-properties fo:margin-top="0.2in" fo:margin-bottom="0.1in" loext:contextual-spacing="false" fo:text-align="start" style:justify-single-word="false"/>
      <style:text-properties fo:font-size="12pt" fo:font-weight="normal" officeooo:rsid="002914fa" officeooo:paragraph-rsid="002b824b" style:font-size-asian="10.5pt" style:font-weight-asian="normal" style:font-size-complex="12pt" style:font-weight-complex="normal"/>
    </style:style>
    <style:style style:name="T1" style:family="text">
      <style:text-properties officeooo:rsid="00207771"/>
    </style:style>
    <style:style style:name="T2" style:family="text">
      <style:text-properties officeooo:rsid="0020c17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20c17a" style:font-style-asian="normal" style:font-weight-asian="bold" style:font-style-complex="normal" style:font-weight-complex="bold"/>
    </style:style>
    <style:style style:name="T5" style:family="text">
      <style:text-properties fo:font-style="normal" fo:font-weight="bold" officeooo:rsid="002140eb" style:font-style-asian="normal" style:font-weight-asian="bold" style:font-style-complex="normal" style:font-weight-complex="bold"/>
    </style:style>
    <style:style style:name="T6" style:family="text">
      <style:text-properties fo:font-style="normal" fo:font-weight="bold" officeooo:rsid="0022a835" style:font-style-asian="normal" style:font-weight-asian="bold" style:font-style-complex="normal" style:font-weight-complex="bold"/>
    </style:style>
    <style:style style:name="T7" style:family="text">
      <style:text-properties fo:font-style="normal" fo:font-weight="bold" officeooo:rsid="0027b20a" style:font-style-asian="normal" style:font-weight-asian="bold" style:font-style-complex="normal" style:font-weight-complex="bold"/>
    </style:style>
    <style:style style:name="T8" style:family="text">
      <style:text-properties fo:font-style="normal" fo:font-weight="bold" officeooo:rsid="00298fd9" style:font-style-asian="normal" style:font-weight-asian="bold" style:font-style-complex="normal" style:font-weight-complex="bold"/>
    </style:style>
    <style:style style:name="T9" style:family="text">
      <style:text-properties fo:font-style="normal" fo:font-weight="bold" officeooo:rsid="002b824b"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2140eb" style:font-style-asian="normal" style:font-style-complex="normal"/>
    </style:style>
    <style:style style:name="T12" style:family="text">
      <style:text-properties fo:font-style="normal" officeooo:rsid="0022a835" style:font-style-asian="normal" style:font-style-complex="normal"/>
    </style:style>
    <style:style style:name="T13" style:family="text">
      <style:text-properties fo:font-style="normal" officeooo:rsid="0020c17a" style:font-style-asian="normal" style:font-style-complex="normal"/>
    </style:style>
    <style:style style:name="T14" style:family="text">
      <style:text-properties fo:font-style="normal" officeooo:rsid="00242882" style:font-style-asian="normal" style:font-style-complex="normal"/>
    </style:style>
    <style:style style:name="T15" style:family="text">
      <style:text-properties fo:font-style="normal" officeooo:rsid="00247373" style:font-style-asian="normal" style:font-style-complex="normal"/>
    </style:style>
    <style:style style:name="T16" style:family="text">
      <style:text-properties fo:font-style="normal" officeooo:rsid="0025fd6f" style:font-style-asian="normal" style:font-style-complex="normal"/>
    </style:style>
    <style:style style:name="T17" style:family="text">
      <style:text-properties fo:font-style="normal" officeooo:rsid="002914fa"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ize="12pt" fo:font-weight="normal" officeooo:rsid="001ff177" style:font-size-asian="10.5pt" style:font-weight-asian="normal" style:font-size-complex="12pt" style:font-weight-complex="normal"/>
    </style:style>
    <style:style style:name="T21" style:family="text">
      <style:text-properties fo:font-size="12pt" fo:font-weight="normal" officeooo:rsid="00207771" style:font-size-asian="10.5pt" style:font-weight-asian="normal" style:font-size-complex="12pt" style:font-weight-complex="normal"/>
    </style:style>
    <style:style style:name="T22" style:family="text">
      <style:text-properties fo:font-size="12pt" fo:font-style="normal" fo:font-weight="normal" officeooo:rsid="0027b20a"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914fa"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12364" style:font-size-asian="10.5pt" style:font-style-asian="normal" style:font-weight-asian="normal" style:font-size-complex="12pt" style:font-style-complex="normal" style:font-weight-complex="normal"/>
    </style:style>
    <style:style style:name="T25" style:family="text">
      <style:text-properties style:font-name="Liberation Mono"/>
    </style:style>
    <style:style style:name="T26" style:family="text">
      <style:text-properties style:font-name="Liberation Mono" fo:font-size="12pt" fo:font-weight="normal" officeooo:rsid="001ff177" style:font-size-asian="10.5pt" style:font-weight-asian="normal" style:font-size-complex="12pt" style:font-weight-complex="normal"/>
    </style:style>
    <style:style style:name="T27" style:family="text">
      <style:text-properties style:font-name="Liberation Mono" fo:font-size="12pt" fo:font-weight="normal" officeooo:rsid="00207771" style:font-size-asian="10.5pt" style:font-weight-asian="normal" style:font-size-complex="12pt" style:font-weight-complex="normal"/>
    </style:style>
    <style:style style:name="T28" style:family="text">
      <style:text-properties style:font-name="Liberation Mono" fo:font-style="normal" style:font-style-asian="normal" style:font-style-complex="normal"/>
    </style:style>
    <style:style style:name="T29" style:family="text">
      <style:text-properties style:font-name="Liberation Mono" fo:font-style="normal" officeooo:rsid="002140eb" style:font-style-asian="normal" style:font-style-complex="normal"/>
    </style:style>
    <style:style style:name="T30" style:family="text">
      <style:text-properties style:font-name="Liberation Mono" fo:font-style="normal" officeooo:rsid="0022a835" style:font-style-asian="normal" style:font-style-complex="normal"/>
    </style:style>
    <style:style style:name="T31" style:family="text">
      <style:text-properties style:font-name="Liberation Mono" officeooo:rsid="002140eb"/>
    </style:style>
    <style:style style:name="T32" style:family="text">
      <style:text-properties fo:font-style="italic" style:font-style-asian="italic" style:font-style-complex="italic"/>
    </style:style>
    <style:style style:name="T33" style:family="text">
      <style:text-properties fo:font-style="italic" officeooo:rsid="00242882" style:font-style-asian="italic" style:font-style-complex="italic"/>
    </style:style>
    <style:style style:name="T34" style:family="text">
      <style:text-properties fo:font-style="italic" officeooo:rsid="002914fa" style:font-style-asian="italic" style:font-style-complex="italic"/>
    </style:style>
    <style:style style:name="T35" style:family="text">
      <style:text-properties officeooo:rsid="002140eb"/>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italic" officeooo:rsid="00242882" style:font-style-asian="italic" style:font-style-complex="italic"/>
    </style:style>
    <style:style style:name="T38" style:family="text">
      <style:text-properties officeooo:rsid="002914fa"/>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O-64 <text:span text:style-name="T35">Internals Notes</text:span></text:p>
      <text:p text:style-name="P25"><text:span text:style-name="T4">I</text:span><text:span text:style-name="T3">ntroduction</text:span></text:p>
      <text:p text:style-name="P2"><text:span text:style-name="T13">T</text:span><text:span text:style-name="T10">his document is a work in progress. It provides </text:span><text:span text:style-name="T16">a</text:span><text:span text:style-name="T10"> description of the design of TECO-64 for the benefit of those who maintain or enhance it as well as those who are curious about how it is structured.</text:span></text:p>
      <text:p text:style-name="P26"><text:span text:style-name="T4">D</text:span><text:span text:style-name="T7">esign</text:span></text:p>
      <text:list xml:id="list3409608912" text:style-name="L1">
        <text:list-item>
          <text:p text:style-name="P18"><text:span text:style-name="T15">T</text:span><text:span text:style-name="T10">ECO-64 </text:span><text:span text:style-name="T19">is a 64-bit version of the TECO text editor, written in C, and with the intention of being portable to multiple operating environments. It </text:span><text:span text:style-name="T10">was inspired by TECO C, created by Pete Siemsen and developed by many others, most recently by Tom Almy and Blake McBride. However, TECO-64 was written from scratch to take </text:span><text:span text:style-name="T18">full </text:span><text:span text:style-name="T10">advantage of modern features of the C language and run-time library.</text:span></text:p>
        </text:list-item>
        <text:list-item>
          <text:p text:style-name="P19"><text:span text:style-name="T10">Linux/Ubuntu was used as the main development platform, primarily using </text:span><text:span text:style-name="T32">gcc </text:span><text:span text:style-name="T10">and other GNU tools.</text:span></text:p>
        </text:list-item>
        <text:list-item>
          <text:p text:style-name="P19"><text:span text:style-name="T17">It has </text:span><text:span text:style-name="T10">been successfully run on Windows 10 and MacOS using </text:span><text:span text:style-name="T32">gcc</text:span><text:span text:style-name="T10">.</text:span></text:p>
        </text:list-item>
        <text:list-item>
          <text:p text:style-name="P19"><text:span text:style-name="T10">It has also been successfully compiled on VMS, bu</text:span><text:span text:style-name="T19">t is not yet executable</text:span><text:span text:style-name="T10"> due to pending run-time library support.</text:span></text:p>
        </text:list-item>
      </text:list>
      <text:p text:style-name="P27"><text:span text:style-name="T4">D</text:span><text:span text:style-name="T7">e</text:span><text:span text:style-name="T9">velopment</text:span></text:p>
      <text:p text:style-name="P15"><text:span text:style-name="T10">The </text:span><text:span text:style-name="T16">general </text:span><text:span text:style-name="T10">guidelines used during development were:</text:span></text:p>
      <text:list xml:id="list112831578952841" text:continue-numbering="true" text:style-name="L1">
        <text:list-item>
          <text:p text:style-name="P14"><text:span text:style-name="T10">Familiarity –</text:span><text:span text:style-name="T14"> Use names that are either familiar to the reader (e.g., with a Linux-like directory structure), or which are otherwise descriptive of their purpose (e.g., </text:span><text:span text:style-name="T33">er_cmd.c</text:span><text:span text:style-name="T14"> </text:span><text:span text:style-name="T15">for a file which processes the ER command).</text:span></text:p>
        </text:list-item>
        <text:list-item>
          <text:p text:style-name="P14"><text:span text:style-name="T10">Consistency –</text:span><text:span text:style-name="T14"> Use the same conventions in one place that are used in another (e.g., all functions </text:span><text:span text:style-name="T15">which </text:span><text:span text:style-name="T14">process specific </text:span><text:span text:style-name="T15">commands</text:span><text:span text:style-name="T14"> having names of the form </text:span><text:span text:style-name="T37">exec_*()</text:span><text:span text:style-name="T14">).</text:span></text:p>
        </text:list-item>
        <text:list-item>
          <text:p text:style-name="P14"><text:span text:style-name="T10">Readability – </text:span><text:span text:style-name="T14">Use names that can be pronounced (as opposed to an alphabet soup of acronyms). And as much as possible, use names that include verbs (e.g., </text:span><text:span text:style-name="T33">reset_term() </text:span><text:span text:style-name="T14">or </text:span><text:span text:style-name="T33">clear_win()</text:span><text:span text:style-name="T14">).</text:span></text:p>
        </text:list-item>
        <text:list-item>
          <text:p text:style-name="P17"><text:span text:style-name="T16">Simplicity</text:span><text:span text:style-name="T10"> – Avoid long functions. </text:span><text:span text:style-name="T16">Also avoid large files containing numerous unrelated functions, and don’t </text:span><text:span text:style-name="T10">duplicat</text:span><text:span text:style-name="T16">e </text:span><text:span text:style-name="T10">code.</text:span></text:p>
        </text:list-item>
        <text:list-item>
          <text:p text:style-name="P21"><text:span text:style-name="T10">Modularity – Hide details of functions and modules as much as possible. This has made it possible to have more than one method for handling data in the text buffer, and more than one method for handling paging.</text:span></text:p>
        </text:list-item>
      </text:list>
      <text:p text:style-name="P28"><text:span text:style-name="T4">T</text:span><text:span text:style-name="T3">esting &amp; Debugging</text:span></text:p>
      <text:list xml:id="list112832456752593" text:continue-numbering="true" text:style-name="L1">
        <text:list-item>
          <text:p text:style-name="P24"><text:span text:style-name="T34">assert()</text:span><text:span text:style-name="T38"> statements have been extensively used to verify assumptions at run-time, especially regarding function parameters.</text:span></text:p>
        </text:list-item>
        <text:list-item>
          <text:p text:style-name="P24"><text:soft-page-break/><text:span text:style-name="T32">PC-lint</text:span> was used to verify correctness of code and detect possible bugs.</text:p>
        </text:list-item>
        <text:list-item>
          <text:p text:style-name="P22">Valgrind<text:span text:style-name="T10"> was used to detect memory leaks, as was some added debug code.</text:span></text:p>
        </text:list-item>
        <text:list-item>
          <text:p text:style-name="P22">strace<text:span text:style-name="T10"> was used to profile system calls.</text:span></text:p>
        </text:list-item>
        <text:list-item>
          <text:p text:style-name="P22">uftrace<text:span text:style-name="T10"> was used (in conjunction with </text:span>gprof)<text:span text:style-name="T10"> to profile function and library calls.</text:span></text:p>
        </text:list-item>
        <text:list-item>
          <text:p text:style-name="P22">gdb<text:span text:style-name="T10"> was used for debugging.</text:span></text:p>
        </text:list-item>
        <text:list-item>
          <text:p text:style-name="P22"><text:span text:style-name="T10">The use of </text:span>assert()<text:span text:style-name="T10"> statements, </text:span>PC-<text:span text:style-name="T10">lint, </text:span>uftrace,<text:span text:style-name="T10"> and </text:span>gdb<text:span text:style-name="T10"> are facilitated by </text:span>makefile<text:span text:style-name="T10"> options.</text:span></text:p>
        </text:list-item>
      </text:list>
      <text:p text:style-name="P27"><text:span text:style-name="T9">D</text:span><text:span text:style-name="T8">ocumentation</text:span></text:p>
      <text:list xml:id="list112831555294296" text:continue-numbering="true" text:style-name="L1">
        <text:list-item>
          <text:p text:style-name="P21"><text:span text:style-name="T32">Doxygen</text:span><text:span text:style-name="T10"> comments were included to provide in-line documentation.</text:span></text:p>
        </text:list-item>
        <text:list-item>
          <text:p text:style-name="P23"><text:span text:style-name="T10">XML and XSL files are used to create </text:span><text:span text:style-name="T19">documentation as well as code defining TECO command-line options.</text:span></text:p>
        </text:list-item>
      </text:list>
      <text:p text:style-name="P27"><text:span text:style-name="T4">D</text:span><text:span text:style-name="T3">irector</text:span><text:span text:style-name="T6">y Names</text:span></text:p>
      <text:p text:style-name="P3"><text:span text:style-name="T28">./<text:tab/></text:span><text:span text:style-name="T10">Contains the </text:span><text:span text:style-name="T32">makefile</text:span><text:span text:style-name="T10"> used to build TECO, and the file used by Doxygen to generate program documentation.</text:span></text:p>
      <text:p text:style-name="P3"><text:span text:style-name="T28">./bin<text:tab/></text:span><text:span text:style-name="T10">Contains the TECO-64 executable, and also several Perl scripts used to build or test TECO code.</text:span></text:p>
      <text:p text:style-name="P3"><text:span text:style-name="T28">./doc<text:tab/></text:span><text:span text:style-name="T10">Contains TECO-64 documentation </text:span><text:span text:style-name="T15">(other than what is generated by Doxygen).</text:span></text:p>
      <text:p text:style-name="P3"><text:span text:style-name="T28">./etc<text:tab/></text:span><text:span text:style-name="T10">Contains miscellaneous source files for testing TECO, as well as the XML and XSL files used to define command-line options.</text:span></text:p>
      <text:p text:style-name="P3"><text:span text:style-name="T28">./html<text:tab/></text:span><text:span text:style-name="T10">Contains documentation files generated by Doxygen.</text:span></text:p>
      <text:p text:style-name="P3"><text:span text:style-name="T28">./include<text:tab/></text:span><text:span text:style-name="T10">Contains .h header files used for building TECO, including one file, _options.h, that is generated during the build process.</text:span></text:p>
      <text:p text:style-name="P3"><text:span text:style-name="T28">./lib<text:tab/></text:span><text:span text:style-name="T10">Contains files used to test TECO.</text:span></text:p>
      <text:p text:style-name="P3"><text:span text:style-name="T28">./obj<text:tab/></text:span><text:span text:style-name="T10">Contains generated object files created during the build process.</text:span></text:p>
      <text:p text:style-name="P3"><text:span text:style-name="T28">./src<text:tab/></text:span><text:span text:style-name="T10">Contains the .c source files used to build TECO, and a configuration file used by PC-Lint.</text:span></text:p>
      <text:p text:style-name="P12"><text:span text:style-name="T4">File</text:span><text:span text:style-name="T5"> </text:span><text:span text:style-name="T6">Names</text:span></text:p>
      <text:p text:style-name="P9"><text:span text:style-name="T26">cmd_*.c<text:tab/></text:span><text:span text:style-name="T20">Files that perform general processing of TECO commands.</text:span></text:p>
      <text:p text:style-name="P8"><text:span text:style-name="T26">*_cmd.c<text:tab/></text:span><text:span text:style-name="T20">Files that perform </text:span><text:span text:style-name="T21">a </text:span><text:span text:style-name="T20">specific TECO command (e.g., </text:span><text:span text:style-name="T26">er_cmd.c</text:span><text:span text:style-name="T20"> contains code for processing ER commands), </text:span><text:span text:style-name="T21">or perform multiple related TECO commands (e.g., </text:span><text:span text:style-name="T27">yank_cmd.c</text:span><text:span text:style-name="T21"> contains code for processing commands that yank data into memory).</text:span></text:p>
      <text:p text:style-name="P4"><text:span text:style-name="T25">*buf.c</text:span><text:span text:style-name="T31"><text:tab/></text:span>Files that provide an interface for inserting, deleting, reading, and writing text in the edit buffer. Only one of the <text:span text:style-name="T2">following</text:span> is used in any specific build.</text:p>
      <text:p text:style-name="P10"><text:soft-page-break/><text:span text:style-name="T25">gap_buf.c</text:span> – Implements a gap buffer.</text:p>
      <text:p text:style-name="P10"><text:span text:style-name="T25">rope_buf.c</text:span> – Implements a rope buffer <text:span text:style-name="T35">(TBD).</text:span></text:p>
      <text:p text:style-name="P4"><text:span text:style-name="T25">page_*.c<text:tab/></text:span><text:span text:style-name="T2">Files </text:span>that provide an interface for paging forward (and possibly backward) through a file. Only one of the <text:span text:style-name="T2">following</text:span> is used in any specific build.</text:p>
      <text:p text:style-name="P10"><text:span text:style-name="T25">page_file.c</text:span> – Writes pages to output file, uses a temporary file to allow for backwards paging <text:span text:style-name="T35">(TBD).</text:span></text:p>
      <text:p text:style-name="P10"><text:span text:style-name="T25">page_std.c </text:span>– Writes pages to output file; no backwards paging implemented (classic TECO paging method).</text:p>
      <text:p text:style-name="P10"><text:span text:style-name="T25">page_vm.c</text:span> – <text:span text:style-name="T1">Writes pages to output file only when file is closed; virtual memory is used to store pages, which allows for backwards paging </text:span><text:span text:style-name="T35">(TBD).</text:span></text:p>
      <text:p text:style-name="P5"><text:span text:style-name="T25">term_*.c<text:tab/></text:span>Files that process terminal input and output.</text:p>
      <text:p text:style-name="P5"><text:span text:style-name="T25">*_sys.c<text:tab/></text:span>Files that provide interfaces to system-dependent features.</text:p>
      <text:p text:style-name="P11"><text:span text:style-name="T4">F</text:span><text:span text:style-name="T5">unction </text:span><text:span text:style-name="T6">Names</text:span></text:p>
      <text:p text:style-name="P7"><text:span text:style-name="T29">c</text:span><text:span text:style-name="T28">md_*()<text:tab/></text:span><text:span text:style-name="T36">Functions that perform general command processing.</text:span></text:p>
      <text:p text:style-name="P6"><text:span text:style-name="T29">exec_*</text:span><text:span text:style-name="T30">()</text:span><text:span text:style-name="T29"><text:tab/></text:span><text:span text:style-name="T11">Functions that execute </text:span><text:span text:style-name="T15">individual </text:span><text:span text:style-name="T11">commands.</text:span></text:p>
      <text:p text:style-name="P6"><text:span text:style-name="T29">*_</text:span><text:span text:style-name="T30">ebuf()</text:span><text:span text:style-name="T29"><text:tab/></text:span><text:span text:style-name="T11">Functions that </text:span><text:span text:style-name="T12">provide an interface to the edit </text:span><text:span text:style-name="T15">(or text) </text:span><text:span text:style-name="T12">buffer.</text:span></text:p>
      <text:p text:style-name="P6"><text:span text:style-name="T30">*_tbuf()</text:span><text:span text:style-name="T29"><text:tab/></text:span><text:span text:style-name="T11">Functions that </text:span><text:span text:style-name="T12">manipulate the terminal buffer.</text:span></text:p>
      <text:p text:style-name="P6"><text:span text:style-name="T29">*_</text:span><text:span text:style-name="T30">win()</text:span><text:span text:style-name="T29"><text:tab/></text:span><text:span text:style-name="T11">Functions </text:span><text:span text:style-name="T12">that manipulate the editing window</text:span><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8-17T11:28:30.791673083</dc:date>
    <meta:editing-duration>PT1H7M13S</meta:editing-duration>
    <meta:editing-cycles>5</meta:editing-cycles>
    <meta:generator>LibreOffice/6.4.4.2$Linux_X86_64 LibreOffice_project/40$Build-2</meta:generator>
    <meta:document-statistic meta:table-count="0" meta:image-count="0" meta:object-count="0" meta:page-count="3" meta:paragraph-count="54" meta:word-count="783" meta:character-count="4914" meta:non-whitespace-character-count="4193"/>
  </office:meta>
</office:document-meta>
</file>